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6254" officeooo:paragraph-rsid="00076254"/>
    </style:style>
    <style:style style:name="P2" style:family="paragraph" style:parent-style-name="Standard" style:list-style-name="L1">
      <style:text-properties officeooo:rsid="00076254" officeooo:paragraph-rsid="00076254"/>
    </style:style>
    <style:style style:name="P3" style:family="paragraph" style:parent-style-name="Standard" style:list-style-name="L1">
      <style:text-properties officeooo:rsid="0007f176" officeooo:paragraph-rsid="0007f176"/>
    </style:style>
    <style:style style:name="P4" style:family="paragraph" style:parent-style-name="Standard">
      <style:text-properties officeooo:rsid="0007f176" officeooo:paragraph-rsid="0007f176"/>
    </style:style>
    <style:style style:name="P5" style:family="paragraph" style:parent-style-name="Standard">
      <style:text-properties fo:font-weight="bold" officeooo:rsid="00076254" officeooo:paragraph-rsid="00076254" style:font-weight-asian="bold" style:font-weight-complex="bold"/>
    </style:style>
    <style:style style:name="P6" style:family="paragraph" style:parent-style-name="Standard">
      <style:text-properties fo:font-weight="bold" officeooo:rsid="000a203b" officeooo:paragraph-rsid="000a203b" style:font-weight-asian="bold" style:font-weight-complex="bold"/>
    </style:style>
    <style:style style:name="P7" style:family="paragraph" style:parent-style-name="Standard">
      <style:text-properties fo:font-weight="bold" officeooo:rsid="0007f176" officeooo:paragraph-rsid="0007f176" style:font-weight-asian="bold" style:font-weight-complex="bold"/>
    </style:style>
    <style:style style:name="P8" style:family="paragraph" style:parent-style-name="Standard">
      <style:text-properties officeooo:rsid="00088d4e" officeooo:paragraph-rsid="00088d4e"/>
    </style:style>
    <style:style style:name="P9" style:family="paragraph" style:parent-style-name="Standard" style:list-style-name="L2">
      <style:text-properties officeooo:rsid="000a203b" officeooo:paragraph-rsid="000a203b"/>
    </style:style>
    <style:style style:name="P10" style:family="paragraph" style:parent-style-name="Standard">
      <style:text-properties officeooo:rsid="000a203b" officeooo:paragraph-rsid="000a203b"/>
    </style:style>
    <style:style style:name="P11" style:family="paragraph" style:parent-style-name="Standard" style:list-style-name="L3">
      <style:text-properties officeooo:rsid="000a203b" officeooo:paragraph-rsid="000a203b"/>
    </style:style>
    <style:style style:name="P12" style:family="paragraph" style:parent-style-name="Standard">
      <style:text-properties fo:font-style="normal" fo:font-weight="bold" officeooo:rsid="00088d4e" officeooo:paragraph-rsid="000a203b" style:font-style-asian="normal" style:font-weight-asian="bold" style:font-style-complex="normal" style:font-weight-complex="bold"/>
    </style:style>
    <style:style style:name="T1" style:family="text">
      <style:text-properties officeooo:rsid="0007f176"/>
    </style:style>
    <style:style style:name="T2" style:family="text">
      <style:text-properties officeooo:rsid="000a20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eam Time Accounting for February 2020, Experiment S444</text:p>
      <text:p text:style-name="P1"/>
      <text:list xml:id="list3763173897" text:style-name="L1">
        <text:list-item>
          <text:p text:style-name="P2">Febr. 12, 13:38 until Febr. 12 ~18:00. →Beamtime:<text:tab/><text:tab/><text:tab/><text:tab/>4h20min</text:p>
        </text:list-item>
        <text:list-item>
          <text:p text:style-name="P2">Febr. 13,23:30 until Febr. 14,7:17<text:tab/> → Beamtime: <text:tab/><text:tab/><text:tab/>7h45min</text:p>
        </text:list-item>
        <text:list-item>
          <text:p text:style-name="P2">Febr. 14,23:38 until Febr. 15,6:05 <text:s text:c="5"/>→ Beamtime:<text:tab/><text:tab/><text:tab/><text:tab/>6h20min</text:p>
        </text:list-item>
        <text:list-item>
          <text:p text:style-name="P2">Febr. 15,12:48 until Febr. 16,6:10<text:tab/> → Beamtime: <text:tab/><text:tab/><text:tab/>17h20min</text:p>
        </text:list-item>
        <text:list-item>
          <text:p text:style-name="P2">Febr. 16,22:10 until Febr. 17,6:15 <text:s text:c="6"/>→ Beamtime:<text:tab/><text:tab/><text:tab/>8h</text:p>
        </text:list-item>
        <text:list-item>
          <text:p text:style-name="P2">Febr. 17,14:05 until Febr. 19,00:11<text:tab/> <text:s/>→ Beamtime:<text:tab/><text:tab/><text:tab/><text:span text:style-name="T1">34h</text:span></text:p>
        </text:list-item>
        <text:list-item>
          <text:p text:style-name="P3">Febr 18, 15:47 (Elog Entry 607), beam taken for ~45 min<text:tab/><text:tab/><text:tab/>-45min</text:p>
        </text:list-item>
        <text:list-item>
          <text:p text:style-name="P3">Febr. 19,8:55 until Febr. 19, 9:45 <text:s/>(MWPC pedestal runs) →Beamtime <text:tab/>50min</text:p>
        </text:list-item>
      </text:list>
      <text:p text:style-name="P4"/>
      <text:p text:style-name="P7">Summary beamtime <text:span text:style-name="T2">(with sweep runs)</text:span>: 78 HOURS</text:p>
      <text:p text:style-name="P4"/>
      <text:p text:style-name="P8"/>
      <text:p text:style-name="P12"/>
      <text:p text:style-name="P12"/>
      <text:p text:style-name="P12"/>
      <text:p text:style-name="P12">Test run <text:s/><text:span text:style-name="T2">(beam: 238 U primary)</text:span></text:p>
      <text:list xml:id="list2823536539" text:style-name="L2">
        <text:list-item>
          <text:p text:style-name="P9">Jan. 31,10:31 until Jan. 31,10:52<text:tab/><text:tab/><text:tab/><text:tab/><text:tab/>20min</text:p>
        </text:list-item>
        <text:list-item>
          <text:p text:style-name="P9">Febr. 10, 17:10 until Febr. 10, 17:15 (SIS 380 test)<text:tab/><text:tab/><text:tab/>5min</text:p>
        </text:list-item>
        <text:list-item>
          <text:p text:style-name="P9">Febr. 11, 11:44 until Febr. 11, 11:49<text:tab/><text:tab/><text:tab/><text:tab/><text:tab/>5min</text:p>
        </text:list-item>
        <text:list-item>
          <text:p text:style-name="P9">Febr. 11, 17:17 until Febr. 11, 17:29<text:tab/><text:tab/><text:tab/><text:tab/><text:tab/>15min</text:p>
        </text:list-item>
      </text:list>
      <text:p text:style-name="P10"/>
      <text:p text:style-name="P10">Summary testbeam (238 U): 45min<text:tab/><text:tab/><text:tab/><text:tab/></text:p>
      <text:p text:style-name="P10"/>
      <text:p text:style-name="P6"/>
      <text:p text:style-name="P6"/>
      <text:p text:style-name="P6"/>
      <text:p text:style-name="P6">Tuning:</text:p>
      <text:list xml:id="list860973346" text:style-name="L3">
        <text:list-item>
          <text:p text:style-name="P11">Febr. 12, 6:00 until Febr. 12,13:28<text:tab/><text:tab/><text:tab/><text:tab/><text:tab/>7h30min<text:tab/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2:11:13.899047861</meta:creation-date>
    <dc:date>2020-11-17T12:58:39.946239009</dc:date>
    <meta:editing-duration>PT6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52" meta:character-count="917" meta:non-whitespace-character-count="736"/>
  </office:meta>
</office:document-meta>
</file>